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0365" officeooo:paragraph-rsid="00180365"/>
    </style:style>
    <style:style style:name="P2" style:family="paragraph" style:parent-style-name="Standard">
      <style:paragraph-properties fo:text-align="justify" style:justify-single-word="false"/>
      <style:text-properties officeooo:rsid="00180365" officeooo:paragraph-rsid="00180365"/>
    </style:style>
    <style:style style:name="P3" style:family="paragraph" style:parent-style-name="Standard">
      <style:text-properties fo:font-weight="bold" officeooo:rsid="00180365" officeooo:paragraph-rsid="00180365" style:font-weight-asian="bold" style:font-weight-complex="bold"/>
    </style:style>
    <style:style style:name="P4" style:family="paragraph" style:parent-style-name="Standard">
      <style:paragraph-properties fo:text-align="justify" style:justify-single-word="false"/>
      <style:text-properties fo:font-weight="bold" officeooo:rsid="00198017" officeooo:paragraph-rsid="00198017" style:font-weight-asian="bold" style:font-weight-complex="bold"/>
    </style:style>
    <style:style style:name="P5" style:family="paragraph" style:parent-style-name="Standard">
      <style:paragraph-properties fo:text-align="justify" style:justify-single-word="false"/>
      <style:text-properties fo:font-weight="bold" officeooo:rsid="001ac41a" officeooo:paragraph-rsid="001ac41a" style:font-weight-asian="bold" style:font-weight-complex="bold"/>
    </style:style>
    <style:style style:name="P6" style:family="paragraph" style:parent-style-name="Standard">
      <style:paragraph-properties fo:text-align="justify" style:justify-single-word="false"/>
      <style:text-properties fo:font-weight="normal" officeooo:rsid="00198017" officeooo:paragraph-rsid="00198017" style:font-weight-asian="normal" style:font-weight-complex="normal"/>
    </style:style>
    <style:style style:name="P7" style:family="paragraph" style:parent-style-name="Standard">
      <style:paragraph-properties fo:text-align="justify" style:justify-single-word="false"/>
      <style:text-properties fo:font-weight="normal" officeooo:rsid="001ac41a" officeooo:paragraph-rsid="001ac41a" style:font-weight-asian="normal" style:font-weight-complex="normal"/>
    </style:style>
    <style:style style:name="P8" style:family="paragraph" style:parent-style-name="Standard">
      <style:paragraph-properties fo:padding="0.074cm" fo:border-left="none" fo:border-right="none" fo:border-top="none" fo:border-bottom="0.99pt solid #000000" style:join-border="false"/>
      <style:text-properties fo:font-weight="bold" officeooo:rsid="001ac41a" officeooo:paragraph-rsid="001ac41a" style:font-weight-asian="bold" style:font-weight-complex="bold"/>
    </style:style>
    <style:style style:name="P9" style:family="paragraph" style:parent-style-name="Standard">
      <style:paragraph-properties fo:text-align="justify" style:justify-single-word="false" fo:padding="0.074cm" fo:border-left="none" fo:border-right="none" fo:border-top="none" fo:border-bottom="0.99pt solid #000000" style:join-border="false"/>
      <style:text-properties officeooo:rsid="00180365" officeooo:paragraph-rsid="00180365"/>
    </style:style>
    <style:style style:name="P10" style:family="paragraph" style:parent-style-name="Standard">
      <style:paragraph-properties fo:text-align="justify" style:justify-single-word="false" fo:padding="0.074cm" fo:border-left="none" fo:border-right="none" fo:border-top="none" fo:border-bottom="0.99pt solid #000000" style:join-border="false"/>
      <style:text-properties fo:font-weight="normal" officeooo:rsid="001ac41a" officeooo:paragraph-rsid="001ac41a" style:font-weight-asian="normal" style:font-weight-complex="normal"/>
    </style:style>
    <style:style style:name="P11" style:family="paragraph" style:parent-style-name="Standard">
      <style:paragraph-properties fo:text-align="justify" style:justify-single-word="false"/>
      <style:text-properties fo:font-weight="bold" officeooo:rsid="001ac41a" officeooo:paragraph-rsid="001ac41a" style:font-weight-asian="bold" style:font-weight-complex="bold"/>
    </style:style>
    <style:style style:name="P12" style:family="paragraph" style:parent-style-name="Standard">
      <style:paragraph-properties fo:text-align="justify" style:justify-single-word="false"/>
      <style:text-properties fo:font-weight="normal" officeooo:rsid="001ac41a" officeooo:paragraph-rsid="001ac41a" style:font-weight-asian="normal" style:font-weight-complex="normal"/>
    </style:style>
    <style:style style:name="P13" style:family="paragraph" style:parent-style-name="Standard">
      <style:paragraph-properties fo:text-align="justify" style:justify-single-word="false"/>
      <style:text-properties fo:font-weight="normal" officeooo:rsid="0020fd86" officeooo:paragraph-rsid="0020fd86" style:font-weight-asian="normal" style:font-weight-complex="normal"/>
    </style:style>
    <style:style style:name="P14" style:family="paragraph" style:parent-style-name="Standard">
      <style:paragraph-properties fo:text-align="justify" style:justify-single-word="false"/>
      <style:text-properties fo:font-weight="normal" officeooo:rsid="002480a4" officeooo:paragraph-rsid="002480a4"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officeooo:rsid="001b5a34"/>
    </style:style>
    <style:style style:name="T4" style:family="text">
      <style:text-properties officeooo:rsid="001d3831"/>
    </style:style>
    <style:style style:name="T5" style:family="text">
      <style:text-properties officeooo:rsid="001e4f32"/>
    </style:style>
    <style:style style:name="T6" style:family="text">
      <style:text-properties officeooo:rsid="0022f719"/>
    </style:style>
    <style:style style:name="T7" style:family="text">
      <style:text-properties officeooo:rsid="00243c98"/>
    </style:style>
    <style:style style:name="T8" style:family="text">
      <style:text-properties officeooo:rsid="002678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re crochets sont les embauches inabouties d'études qui seraient intéressantes à mener, ou suggestions de productions relatives aux CDC. Bonne lecture</text:p>
      <text:p text:style-name="P3"/>
      <text:p text:style-name="P3"/>
      <text:p text:style-name="P3">Description générale du projet</text:p>
      <text:p text:style-name="P1"/>
      <text:p text:style-name="P2">Nous souhaitons réaliser un jeu-vidéo 2D ludique afin d'enseigner les bases de la programmation Arduino. </text:p>
      <text:p text:style-name="P2">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2">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2"/>
      <text:p text:style-name="P2">Le matériel requis (modèle de carte Arduino ainsi que modules) est listé dans un document externe spécifique.</text:p>
      <text:p text:style-name="P2"/>
      <text:p text:style-name="P2">Le produit fini serait alors un <text:span text:style-name="T1">pack constitué conjointement du jeu et du matériel concerné</text:span>. Cependant, au vu de l'importance dudit matériel, il est envisageable de livrer une version « light » jouable avec moins de composants puis de proposer différents add-on.</text:p>
      <text:p text:style-name="P2"/>
      <text:p text:style-name="P9"/>
      <text:p text:style-name="P4">[Étude d'opportunité</text:p>
      <text:p text:style-name="P4">Environnement général :<text:span text:style-name="T2"> IUT Informatique Lyon 1, dans le cadre du projet tuteuré </text:span></text:p>
      <text:p text:style-name="P4">Origine de la demande : <text:span text:style-name="T2">La programmation embarquée « pour tous » (ou presque…) est très en vogue (PIC mais surtout Raspberry Pi et Arduino). Nous pensons que le jeu vidéo peut impacter positivement l'apprentissage, surtout chez les jeunes, en vulgarisant.</text:span></text:p>
      <text:p text:style-name="P4">Objectif du projet :<text:span text:style-name="T2"> créer une nouvelle démarche d'apprentissage, rendre accessible le savoir technique à une audience élargie</text:span></text:p>
      <text:p text:style-name="P4">….]</text:p>
      <text:p text:style-name="P4"/>
      <text:p text:style-name="P4"/>
      <text:p text:style-name="P4">[Étude de faisabilité</text:p>
      <text:p text:style-name="P4">Besoins :<text:span text:style-name="T2"> Matériels : Carte Arduino + composants (listés), humains : développeur, graphiste, musicien… , technique :</text:span></text:p>
      <text:p text:style-name="P4"/>
      <text:p text:style-name="P5">Faire une matrice SWOT ? </text:p>
      <text:p text:style-name="P5">Strengths, weaknesses, opportunities &amp; threats</text:p>
      <text:p text:style-name="P4">]</text:p>
      <text:p text:style-name="P6"/>
      <text:p text:style-name="P5">[Bête à cornes et diagrammes pieuvres?]</text:p>
      <text:p text:style-name="P10"/>
      <text:p text:style-name="P7"/>
      <text:p text:style-name="P5"/>
      <text:p text:style-name="P5"/>
      <text:p text:style-name="P5"/>
      <text:p text:style-name="P5"/>
      <text:p text:style-name="P5"/>
      <text:p text:style-name="P5"><text:soft-page-break/>Expressions des besoins </text:p>
      <text:p text:style-name="P5"/>
      <text:p text:style-name="P5"/>
      <text:p text:style-name="P7">F<text:span text:style-name="T5">P</text:span>1 : communiquer avec la carte Arduino.</text:p>
      <text:p text:style-name="P7">C'est l'essence même du projet, il faut a<text:span text:style-name="T3">ssurer une</text:span> <text:span text:style-name="T4">interaction</text:span> optimale entre l'utilisateur et le périphérique via le jeu. Priorité absolue.</text:p>
      <text:p text:style-name="P7"/>
      <text:p text:style-name="P7">F<text:span text:style-name="T5">C1 : maintenir une tension <text:s/>d'alimentation 5V, xxA</text:span></text:p>
      <text:p text:style-name="P7"/>
      <text:p text:style-name="P13">FC2 : avoir une prise <text:span text:style-name="T6">en</text:span> main accessible même pour les néophytes (gamer ou non /<text:span text:style-name="T7">a</text:span>mateur d'électronique ou non)</text:p>
      <text:p text:style-name="P14">Priorité : moyenne/haute <text:span text:style-name="T8">(limite à la vulg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8:40:43.709000000</meta:creation-date>
    <dc:date>2016-06-06T20:44:24.342000000</dc:date>
    <meta:editing-duration>PT14M20S</meta:editing-duration>
    <meta:editing-cycles>10</meta:editing-cycles>
    <meta:generator>LibreOffice/5.0.5.2$Windows_x86 LibreOffice_project/55b006a02d247b5f7215fc6ea0fde844b30035b3</meta:generator>
    <meta:document-statistic meta:table-count="0" meta:image-count="0" meta:object-count="0" meta:page-count="2" meta:paragraph-count="24" meta:word-count="390" meta:character-count="2580" meta:non-whitespace-character-count="2209"/>
  </office:meta>
</office:document-meta>
</file>